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o1" style:family="table-column">
      <style:table-column-properties fo:break-before="auto" style:column-width="10.28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4.04283333333333cm"/>
    </style:style>
    <style:style style:name="co4" style:family="table-column">
      <style:table-column-properties fo:break-before="auto" style:column-width="2.7305cm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Φύλλο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(specbzip)_McPAT<text:s/></text:p>
          </table:table-cell>
          <table:table-cell office:value-type="string" table:style-name="ce1">
            <text:p><text:s/>Area<text:s/></text:p>
          </table:table-cell>
          <table:table-cell office:value-type="string" table:style-name="ce1">
            <text:p><text:s/>Subthreshold Leakage<text:s/></text:p>
          </table:table-cell>
          <table:table-cell office:value-type="string" table:style-name="ce1">
            <text:p><text:s/>Gate Leakage<text:s/></text:p>
          </table:table-cell>
          <table:table-cell office:value-type="string" table:style-name="ce1">
            <text:p><text:s/>Runtime</text:p>
          </table:table-cell>
          <table:table-cell office:value-type="string" table:style-name="ce1">
            <text:p>sim_seconds</text:p>
          </table:table-cell>
          <table:table-cell table:style-name="ce1">
            <draw:frame draw:z-index="1" draw:id="id0" draw:style-name="a0" draw:name="Γράφημα 1" svg:x="0.29167in" svg:y="0.187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(specbzip)_McPAT/cacheline.128.txt<text:s/></text:p>
          </table:table-cell>
          <table:table-cell office:value-type="float" office:value="958565" table:style-name="ce2">
            <text:p>958.565</text:p>
          </table:table-cell>
          <table:table-cell office:value-type="float" office:value="104714" table:style-name="ce2">
            <text:p>104.714</text:p>
          </table:table-cell>
          <table:table-cell office:value-type="string" table:style-name="ce1">
            <text:p><text:s/>0.0060447<text:s/></text:p>
          </table:table-cell>
          <table:table-cell office:value-type="string" table:style-name="ce1">
            <text:p><text:s/>0.119639</text:p>
          </table:table-cell>
          <table:table-cell office:value-type="string" table:style-name="ce1">
            <text:p>0.1730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cacheline.32.txt<text:s/></text:p>
          </table:table-cell>
          <table:table-cell office:value-type="float" office:value="500299" table:style-name="ce2">
            <text:p>500.299</text:p>
          </table:table-cell>
          <table:table-cell office:value-type="string" table:style-name="ce1">
            <text:p><text:s/>0.791287<text:s/></text:p>
          </table:table-cell>
          <table:table-cell office:value-type="string" table:style-name="ce1">
            <text:p><text:s/>0.00470731<text:s/></text:p>
          </table:table-cell>
          <table:table-cell office:value-type="string" table:style-name="ce1">
            <text:p><text:s/>0.074624</text:p>
          </table:table-cell>
          <table:table-cell office:value-type="string" table:style-name="ce1">
            <text:p>0.1836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cacheline.64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66123</text:p>
          </table:table-cell>
          <table:table-cell office:value-type="string" table:style-name="ce1">
            <text:p>0.1727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cpu_clock.1GHz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66123</text:p>
          </table:table-cell>
          <table:table-cell office:value-type="string" table:style-name="ce1">
            <text:p>0.1727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_assoc.1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66123</text:p>
          </table:table-cell>
          <table:table-cell office:value-type="string" table:style-name="ce1">
            <text:p>0.1727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_assoc.2.txt<text:s/></text:p>
          </table:table-cell>
          <table:table-cell office:value-type="float" office:value="694948" table:style-name="ce2">
            <text:p>694.948</text:p>
          </table:table-cell>
          <table:table-cell office:value-type="float" office:value="109577" table:style-name="ce2">
            <text:p>109.577</text:p>
          </table:table-cell>
          <table:table-cell office:value-type="string" table:style-name="ce1">
            <text:p><text:s/>0.00724961<text:s/></text:p>
          </table:table-cell>
          <table:table-cell office:value-type="string" table:style-name="ce1">
            <text:p><text:s/>0.0974492</text:p>
          </table:table-cell>
          <table:table-cell office:value-type="string" table:style-name="ce1">
            <text:p>0.1688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_assoc.4.txt<text:s/></text:p>
          </table:table-cell>
          <table:table-cell office:value-type="float" office:value="778918" table:style-name="ce2">
            <text:p>778.918</text:p>
          </table:table-cell>
          <table:table-cell office:value-type="float" office:value="11743" table:style-name="ce2">
            <text:p>11.743</text:p>
          </table:table-cell>
          <table:table-cell office:value-type="string" table:style-name="ce1">
            <text:p><text:s/>0.00797086<text:s/></text:p>
          </table:table-cell>
          <table:table-cell office:value-type="string" table:style-name="ce1">
            <text:p><text:s/>0.234072</text:p>
          </table:table-cell>
          <table:table-cell office:value-type="string" table:style-name="ce1">
            <text:p>0.16750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128kB_l1i.128kB.txt<text:s/></text:p>
          </table:table-cell>
          <table:table-cell office:value-type="float" office:value="144308" table:style-name="ce2">
            <text:p>144.308</text:p>
          </table:table-cell>
          <table:table-cell office:value-type="float" office:value="205379" table:style-name="ce2">
            <text:p>205.379</text:p>
          </table:table-cell>
          <table:table-cell office:value-type="string" table:style-name="ce1">
            <text:p><text:s/>0.0157044<text:s/></text:p>
          </table:table-cell>
          <table:table-cell office:value-type="string" table:style-name="ce1">
            <text:p><text:s/>0.400788</text:p>
          </table:table-cell>
          <table:table-cell office:value-type="string" table:style-name="ce1">
            <text:p>0.16570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128kB_l1i.16kB.txt<text:s/></text:p>
          </table:table-cell>
          <table:table-cell office:value-type="float" office:value="96657" table:style-name="ce2">
            <text:p>96.657</text:p>
          </table:table-cell>
          <table:table-cell office:value-type="float" office:value="136746" table:style-name="ce2">
            <text:p>136.746</text:p>
          </table:table-cell>
          <table:table-cell office:value-type="string" table:style-name="ce1">
            <text:p><text:s/>0.0096354<text:s/></text:p>
          </table:table-cell>
          <table:table-cell office:value-type="string" table:style-name="ce1">
            <text:p><text:s/>0.400722</text:p>
          </table:table-cell>
          <table:table-cell office:value-type="string" table:style-name="ce1">
            <text:p>0.1657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128kB_l1i.32kB.txt<text:s/></text:p>
          </table:table-cell>
          <table:table-cell office:value-type="float" office:value="971332" table:style-name="ce2">
            <text:p>971.332</text:p>
          </table:table-cell>
          <table:table-cell office:value-type="float" office:value="137495" table:style-name="ce2">
            <text:p>137.495</text:p>
          </table:table-cell>
          <table:table-cell office:value-type="string" table:style-name="ce1">
            <text:p><text:s/>0.00965413<text:s/></text:p>
          </table:table-cell>
          <table:table-cell office:value-type="string" table:style-name="ce1">
            <text:p><text:s/>0.400766</text:p>
          </table:table-cell>
          <table:table-cell office:value-type="string" table:style-name="ce1">
            <text:p>0.1657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128kB_l1i.64kB.txt<text:s/></text:p>
          </table:table-cell>
          <table:table-cell office:value-type="float" office:value="121022" table:style-name="ce2">
            <text:p>121.022</text:p>
          </table:table-cell>
          <table:table-cell office:value-type="float" office:value="177429" table:style-name="ce2">
            <text:p>177.429</text:p>
          </table:table-cell>
          <table:table-cell office:value-type="string" table:style-name="ce1">
            <text:p><text:s/>0.0132956<text:s/></text:p>
          </table:table-cell>
          <table:table-cell office:value-type="string" table:style-name="ce1">
            <text:p><text:s/>0.400786</text:p>
          </table:table-cell>
          <table:table-cell office:value-type="string" table:style-name="ce1">
            <text:p>0.16570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16kB_l1i.128kB.txt<text:s/></text:p>
          </table:table-cell>
          <table:table-cell office:value-type="float" office:value="918919" table:style-name="ce2">
            <text:p>918.919</text:p>
          </table:table-cell>
          <table:table-cell office:value-type="float" office:value="136746" table:style-name="ce2">
            <text:p>136.746</text:p>
          </table:table-cell>
          <table:table-cell office:value-type="string" table:style-name="ce1">
            <text:p><text:s/>0.0096354<text:s/></text:p>
          </table:table-cell>
          <table:table-cell office:value-type="string" table:style-name="ce1">
            <text:p><text:s/>0.0817323</text:p>
          </table:table-cell>
          <table:table-cell office:value-type="string" table:style-name="ce1">
            <text:p>0.1773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16kB_l1i.16kB.txt<text:s/></text:p>
          </table:table-cell>
          <table:table-cell office:value-type="float" office:value="44241" table:style-name="ce2">
            <text:p>44.241</text:p>
          </table:table-cell>
          <table:table-cell office:value-type="string" table:style-name="ce1">
            <text:p><text:s/>0.681119<text:s/></text:p>
          </table:table-cell>
          <table:table-cell office:value-type="string" table:style-name="ce1">
            <text:p><text:s/>0.00356643<text:s/></text:p>
          </table:table-cell>
          <table:table-cell office:value-type="string" table:style-name="ce1">
            <text:p><text:s/>0.0817221</text:p>
          </table:table-cell>
          <table:table-cell office:value-type="string" table:style-name="ce1">
            <text:p>0.1773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16kB_l1i.32kB.txt<text:s/></text:p>
          </table:table-cell>
          <table:table-cell office:value-type="float" office:value="447172" table:style-name="ce2">
            <text:p>447.172</text:p>
          </table:table-cell>
          <table:table-cell office:value-type="string" table:style-name="ce1">
            <text:p><text:s/>0.688615<text:s/></text:p>
          </table:table-cell>
          <table:table-cell office:value-type="string" table:style-name="ce1">
            <text:p><text:s/>0.00358516<text:s/></text:p>
          </table:table-cell>
          <table:table-cell office:value-type="string" table:style-name="ce1">
            <text:p><text:s/>0.0817248</text:p>
          </table:table-cell>
          <table:table-cell office:value-type="string" table:style-name="ce1">
            <text:p>0.1773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16kB_l1i.64kB.txt<text:s/></text:p>
          </table:table-cell>
          <table:table-cell office:value-type="float" office:value="686057" table:style-name="ce2">
            <text:p>686.057</text:p>
          </table:table-cell>
          <table:table-cell office:value-type="float" office:value="108795" table:style-name="ce2">
            <text:p>108.795</text:p>
          </table:table-cell>
          <table:table-cell office:value-type="string" table:style-name="ce1">
            <text:p><text:s/>0.00722668<text:s/></text:p>
          </table:table-cell>
          <table:table-cell office:value-type="string" table:style-name="ce1">
            <text:p><text:s/>0.0817272</text:p>
          </table:table-cell>
          <table:table-cell office:value-type="string" table:style-name="ce1">
            <text:p>0.1773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32kB_l1i.128kB.txt<text:s/></text:p>
          </table:table-cell>
          <table:table-cell office:value-type="float" office:value="924157" table:style-name="ce2">
            <text:p>924.157</text:p>
          </table:table-cell>
          <table:table-cell office:value-type="float" office:value="137495" table:style-name="ce2">
            <text:p>137.495</text:p>
          </table:table-cell>
          <table:table-cell office:value-type="string" table:style-name="ce1">
            <text:p><text:s/>0.00965413<text:s/></text:p>
          </table:table-cell>
          <table:table-cell office:value-type="string" table:style-name="ce1">
            <text:p><text:s/>0.0866135</text:p>
          </table:table-cell>
          <table:table-cell office:value-type="string" table:style-name="ce1">
            <text:p>0.1727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32kB_l1i.16kB.txt<text:s/></text:p>
          </table:table-cell>
          <table:table-cell office:value-type="float" office:value="447648" table:style-name="ce2">
            <text:p>447.648</text:p>
          </table:table-cell>
          <table:table-cell office:value-type="string" table:style-name="ce1">
            <text:p><text:s/>0.688615<text:s/></text:p>
          </table:table-cell>
          <table:table-cell office:value-type="string" table:style-name="ce1">
            <text:p><text:s/>0.00358516<text:s/></text:p>
          </table:table-cell>
          <table:table-cell office:value-type="string" table:style-name="ce1">
            <text:p><text:s/>0.086605</text:p>
          </table:table-cell>
          <table:table-cell office:value-type="string" table:style-name="ce1">
            <text:p>0.1727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32kB_l1i.32kB.txt<text:s/></text:p>
          </table:table-cell>
          <table:table-cell office:value-type="float" office:value="452409" table:style-name="ce2">
            <text:p>452.409</text:p>
          </table:table-cell>
          <table:table-cell office:value-type="string" table:style-name="ce1">
            <text:p><text:s/>0.696111<text:s/></text:p>
          </table:table-cell>
          <table:table-cell office:value-type="string" table:style-name="ce1">
            <text:p><text:s/>0.00360389<text:s/></text:p>
          </table:table-cell>
          <table:table-cell office:value-type="string" table:style-name="ce1">
            <text:p><text:s/>0.0866079</text:p>
          </table:table-cell>
          <table:table-cell office:value-type="string" table:style-name="ce1">
            <text:p>0.1727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32kB_l1i.64kB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66123</text:p>
          </table:table-cell>
          <table:table-cell office:value-type="string" table:style-name="ce1">
            <text:p>0.1727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64kB_l1i.128kB.txt<text:s/></text:p>
          </table:table-cell>
          <table:table-cell office:value-type="float" office:value="118693" table:style-name="ce2">
            <text:p>118.693</text:p>
          </table:table-cell>
          <table:table-cell office:value-type="float" office:value="177429" table:style-name="ce2">
            <text:p>177.429</text:p>
          </table:table-cell>
          <table:table-cell office:value-type="string" table:style-name="ce1">
            <text:p><text:s/>0.0132956<text:s/></text:p>
          </table:table-cell>
          <table:table-cell office:value-type="string" table:style-name="ce1">
            <text:p><text:s/>0.303184</text:p>
          </table:table-cell>
          <table:table-cell office:value-type="string" table:style-name="ce1">
            <text:p>0.1693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64kB_l1i.16kB.txt<text:s/></text:p>
          </table:table-cell>
          <table:table-cell office:value-type="float" office:value="710422" table:style-name="ce2">
            <text:p>710.422</text:p>
          </table:table-cell>
          <table:table-cell office:value-type="float" office:value="108795" table:style-name="ce2">
            <text:p>108.795</text:p>
          </table:table-cell>
          <table:table-cell office:value-type="string" table:style-name="ce1">
            <text:p><text:s/>0.00722668<text:s/></text:p>
          </table:table-cell>
          <table:table-cell office:value-type="string" table:style-name="ce1">
            <text:p><text:s/>0.303158</text:p>
          </table:table-cell>
          <table:table-cell office:value-type="string" table:style-name="ce1">
            <text:p>0.1693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64kB_l1i.32kB.txt<text:s/></text:p>
          </table:table-cell>
          <table:table-cell office:value-type="float" office:value="715183" table:style-name="ce2">
            <text:p>715.183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303198</text:p>
          </table:table-cell>
          <table:table-cell office:value-type="string" table:style-name="ce1">
            <text:p>0.1693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64kB_l1i.64kB.txt<text:s/></text:p>
          </table:table-cell>
          <table:table-cell office:value-type="float" office:value="954069" table:style-name="ce2">
            <text:p>954.069</text:p>
          </table:table-cell>
          <table:table-cell office:value-type="float" office:value="149478" table:style-name="ce2">
            <text:p>149.478</text:p>
          </table:table-cell>
          <table:table-cell office:value-type="string" table:style-name="ce1">
            <text:p><text:s/>0.0108869<text:s/></text:p>
          </table:table-cell>
          <table:table-cell office:value-type="string" table:style-name="ce1">
            <text:p><text:s/>0.303183</text:p>
          </table:table-cell>
          <table:table-cell office:value-type="string" table:style-name="ce1">
            <text:p>0.1693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i_assoc.1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66123</text:p>
          </table:table-cell>
          <table:table-cell office:value-type="string" table:style-name="ce1">
            <text:p>0.1727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i_assoc.2.txt<text:s/></text:p>
          </table:table-cell>
          <table:table-cell office:value-type="float" office:value="694912" table:style-name="ce2">
            <text:p>694.912</text:p>
          </table:table-cell>
          <table:table-cell office:value-type="float" office:value="109768" table:style-name="ce2">
            <text:p>109.768</text:p>
          </table:table-cell>
          <table:table-cell office:value-type="string" table:style-name="ce1">
            <text:p><text:s/>0.0072586<text:s/></text:p>
          </table:table-cell>
          <table:table-cell office:value-type="string" table:style-name="ce1">
            <text:p><text:s/>0.0866137</text:p>
          </table:table-cell>
          <table:table-cell office:value-type="string" table:style-name="ce1">
            <text:p>0.17277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i_assoc.4.txt<text:s/></text:p>
          </table:table-cell>
          <table:table-cell office:value-type="float" office:value="591587" table:style-name="ce2">
            <text:p>591.587</text:p>
          </table:table-cell>
          <table:table-cell office:value-type="string" table:style-name="ce1">
            <text:p><text:s/>0.825196<text:s/></text:p>
          </table:table-cell>
          <table:table-cell office:value-type="string" table:style-name="ce1">
            <text:p><text:s/>0.00464329<text:s/></text:p>
          </table:table-cell>
          <table:table-cell office:value-type="string" table:style-name="ce1">
            <text:p><text:s/>0.0866095</text:p>
          </table:table-cell>
          <table:table-cell office:value-type="string" table:style-name="ce1">
            <text:p>0.1727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2_size.1MB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79643</text:p>
          </table:table-cell>
          <table:table-cell office:value-type="string" table:style-name="ce1">
            <text:p>0.1701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2_size.256kB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3935</text:p>
          </table:table-cell>
          <table:table-cell office:value-type="string" table:style-name="ce1">
            <text:p>0.1782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2_size.2MB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88272</text:p>
          </table:table-cell>
          <table:table-cell office:value-type="string" table:style-name="ce1">
            <text:p>0.16846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2_size.4MB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97755</text:p>
          </table:table-cell>
          <table:table-cell office:value-type="string" table:style-name="ce1">
            <text:p>0.1666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2_size.512kB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66123</text:p>
          </table:table-cell>
          <table:table-cell office:value-type="string" table:style-name="ce1">
            <text:p>0.1727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2d_assoc.1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57483</text:p>
          </table:table-cell>
          <table:table-cell office:value-type="string" table:style-name="ce1">
            <text:p>0.1745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2d_assoc.2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66123</text:p>
          </table:table-cell>
          <table:table-cell office:value-type="string" table:style-name="ce1">
            <text:p>0.1727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2d_assoc.4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66911</text:p>
          </table:table-cell>
          <table:table-cell office:value-type="string" table:style-name="ce1">
            <text:p>0.172616</text:p>
          </table:table-cell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Σελίδα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Ραφαήλ Μπουλογεώργος</dc:creator>
    <meta:creation-date>2019-12-18T06:13:09Z</meta:creation-date>
    <dc:date>2019-12-18T04:54:46Z</dc:date>
    <meta:editing-cycles>1</meta:editing-cycles>
    <meta:editing-duration>PT16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Τίτλος γραφήματος</text:p>
        </chart:title>
        <chart:plot-area chart:style-name="Plt0">
          <chart:axis chart:dimension="x" chart:name="primary-x" chart:style-name="Axs0">
            <chart:categories table:cell-range-address="Φύλλο1.$A$2:.$A$4"/>
          </chart:axis>
          <chart:axis chart:dimension="y" chart:name="primary-y" chart:style-name="Axs1">
            <chart:grid chart:class="major" chart:style-name="GMa1"/>
          </chart:axis>
          <chart:series chart:values-cell-range-address="Φύλλο1.$B$2:.$B$4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